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Calvary Temple 1</text:p>
          </table:table-cell>
          <table:table-cell office:value-type="string">
            <text:p>KH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angenburg 4</text:p>
          </table:table-cell>
          <table:table-cell office:value-type="string">
            <text:p>KH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KH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dam Danko</text:p>
          </table:table-cell>
          <table:table-cell office:value-type="string">
            <text:p>Calvary Temple 1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rson Wiebe #</text:p>
          </table:table-cell>
          <table:table-cell office:value-type="string">
            <text:p>Calvary Temple 1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cia Beaulieu</text:p>
          </table:table-cell>
          <table:table-cell office:value-type="string">
            <text:p>Calvary Temple 1</text:p>
          </table:table-cell>
          <table:table-cell office:value-type="string">
            <text:p>KH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alvary Temple 1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ethany McGregor</text:p>
          </table:table-cell>
          <table:table-cell office:value-type="string">
            <text:p>Langenburg 4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enna Wastete</text:p>
          </table:table-cell>
          <table:table-cell office:value-type="string">
            <text:p>Langenburg 4</text:p>
          </table:table-cell>
          <table:table-cell office:value-type="string">
            <text:p>KH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adie Rumancik</text:p>
          </table:table-cell>
          <table:table-cell office:value-type="string">
            <text:p>Langenburg 4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manda Waldherr</text:p>
          </table:table-cell>
          <table:table-cell office:value-type="string">
            <text:p>Langenburg 4</text:p>
          </table:table-cell>
          <table:table-cell office:value-type="string">
            <text:p>KH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angenburg 4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KH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K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KH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KH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4:22.37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